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Arial" style:font-family-asian="Arial" style:font-family-complex="Arial" fo:background-color="transparent" style:use-window-font-color="true"/>
    </style:style>
    <style:style style:name="T4" style:family="text">
      <style:text-properties fo:font-size="12.00pt" fo:font-weight="normal" fo:font-family="Arial" style:font-family-asian="Arial" style:font-family-complex="Arial"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Arial" style:font-family-asian="Arial" style:font-family-complex="Arial" fo:background-color="#ffff00"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Arial" style:font-family-asian="Arial" style:font-family-complex="Arial"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ffff00" style:use-window-font-color="true"/>
    </style:style>
    <style:style style:name="T15" style:family="text">
      <style:text-properties fo:font-size="12.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Arial" style:font-family-asian="Arial" style:font-family-complex="Arial" fo:background-color="transparent" style:use-window-font-color="true"/>
    </style:style>
    <style:style style:name="T18" style:family="text">
      <style:text-properties fo:font-size="12.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Arial" style:font-family-asian="Arial" style:font-family-complex="Arial" fo:background-color="#ffffff"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Arial" style:font-family-asian="Arial" style:font-family-complex="Arial" fo:background-color="transparent" fo:color="#000000"/>
    </style:style>
    <style:style style:name="T23" style:family="text">
      <style:text-properties fo:font-size="12.00pt" fo:font-weight="normal" fo:font-family="Arial" style:font-family-asian="Arial" style:font-family-complex="Arial" fo:background-color="transparent" style:use-window-font-color="true"/>
    </style:style>
    <style:style style:name="T24" style:family="text">
      <style:text-properties fo:font-size="12.00pt" fo:font-weight="normal" fo:font-family="Arial" style:font-family-asian="Arial" style:font-family-complex="Arial" fo:background-color="#ffff00" style:use-window-font-color="true"/>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style:style>
    <style:style style:name="T34" style:family="text">
      <style:text-properties fo:font-size="12.00pt" fo:font-weight="normal" fo:font-family="Arial" style:font-family-asian="Arial" style:font-family-complex="Arial" fo:background-color="transparent" style:use-window-font-color="true"/>
    </style:style>
    <style:style style:name="T35" style:family="text">
      <style:text-properties fo:font-size="12.00pt" fo:font-weight="normal" fo:font-family="Arial" style:font-family-asian="Arial" style:font-family-complex="Arial" fo:background-color="#ffff00"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Arial" style:font-family-asian="Arial" style:font-family-complex="Arial" fo:background-color="transparent" style:use-window-font-color="true"/>
    </style:style>
    <style:style style:name="T39" style:family="text">
      <style:text-properties fo:font-size="12.00pt" fo:font-weight="normal"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transparent" style:use-window-font-color="true"/>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2.00pt" fo:font-weight="normal" fo:font-family="Arial" style:font-family-asian="Arial" style:font-family-complex="Arial" fo:background-color="#ffff00"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Arial" style:font-family-asian="Arial" style:font-family-complex="Arial" fo:background-color="transparent" style:use-window-font-color="true"/>
    </style:style>
    <style:style style:name="T49" style:family="text">
      <style:text-properties fo:font-size="12.00pt" fo:font-weight="normal" fo:font-family="Arial" style:font-family-asian="Arial" style:font-family-complex="Arial" fo:background-color="#ffffff" style:use-window-font-color="true"/>
    </style:style>
    <style:style style:name="T50" style:family="text">
      <style:text-properties fo:font-size="12.00pt" fo:font-weight="normal" fo:font-family="Arial" style:font-family-asian="Arial" style:font-family-complex="Arial" fo:background-color="#ffffff" style:use-window-font-color="true"/>
    </style:style>
    <style:style style:name="T51" style:family="text">
      <style:text-properties fo:font-size="12.00pt" fo:font-weight="normal" fo:font-family="Arial" style:font-family-asian="Arial" style:font-family-complex="Arial" fo:background-color="#ffffff" style:use-window-font-color="true"/>
    </style:style>
    <style:style style:name="T52" style:family="text">
      <style:text-properties fo:font-size="12.00pt" fo:font-weight="normal" fo:font-family="Arial" style:font-family-asian="Arial" style:font-family-complex="Arial" fo:background-color="#ffffff"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Arial" style:font-family-asian="Arial" style:font-family-complex="Arial" fo:background-color="#ffffff"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Arial" style:font-family-asian="Arial" style:font-family-complex="Arial" fo:background-color="#ffffff"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Arial" style:font-family-asian="Arial" style:font-family-complex="Arial" fo:background-color="#ffffff" style:use-window-font-color="true"/>
    </style:style>
    <style:style style:name="T59" style:family="text">
      <style:text-properties fo:font-size="12.00pt" fo:font-weight="bold" fo:font-family="Arial" style:font-family-asian="Arial" style:font-family-complex="Arial" fo:background-color="#ffffff" style:use-window-font-color="true"/>
    </style:style>
    <style:style style:name="T60" style:family="text">
      <style:text-properties fo:font-size="12.00pt" fo:font-weight="normal" fo:font-family="Arial" style:font-family-asian="Arial" style:font-family-complex="Arial" fo:background-color="#ffffff"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justify"/>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50.00%" fo:text-align="left" fo:margin-bottom="8.00pt"/>
    </style:style>
    <style:style style:name="P3" style:family="paragraph">
      <style:paragraph-properties fo:line-height="150.00%" fo:text-align="justify"/>
    </style:style>
    <style:style style:name="P4" style:family="paragraph">
      <style:paragraph-properties fo:line-height="150.00%" fo:text-align="left" fo:margin-bottom="8.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50.00%" fo:text-align="left" fo:margin-bottom="8.00pt"/>
    </style:style>
    <style:style style:name="P6" style:family="paragraph">
      <style:paragraph-properties fo:line-height="150.00%" fo:text-align="justify"/>
    </style:style>
    <style:style style:name="P7" style:family="paragraph">
      <style:paragraph-properties fo:line-height="150.00%" fo:text-align="center"/>
    </style:style>
    <style:style style:name="P8" style:family="paragraph">
      <style:paragraph-properties fo:line-height="150.00%" fo:text-align="justify"/>
    </style:style>
    <style:style style:name="P9" style:family="paragraph">
      <style:paragraph-properties fo:line-height="150.00%" fo:text-align="left"/>
    </style:style>
    <style:style style:name="P10" style:family="paragraph">
      <style:paragraph-properties fo:line-height="150.00%" fo:text-align="justify" fo:margin-left="17.00pt" fo:text-indent="-17.00pt">
        <style:tab-stops>
          <style:tab-stop style:position="19.85pt"/>
        </style:tab-stops>
      </style:paragraph-properties>
    </style:style>
    <style:style style:name="P11" style:family="paragraph">
      <style:paragraph-properties fo:line-height="150.00%" fo:text-align="justify" fo:margin-left="17.00pt" fo:text-indent="-17.00pt"/>
    </style:style>
    <style:style style:name="P12" style:family="paragraph">
      <style:paragraph-properties fo:line-height="150.00%" fo:text-align="justify"/>
    </style:style>
    <style:style style:name="P13" style:family="paragraph">
      <style:paragraph-properties fo:line-height="150.00%" fo:text-align="left" fo:margin-bottom="8.00p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50.00%" fo:text-align="justify" fo:margin-bottom="8.00pt"/>
    </style:style>
    <style:style style:name="P15" style:family="paragraph">
      <style:paragraph-properties fo:line-height="150.00%" fo:text-align="justify" fo:margin-bottom="8.00pt"/>
    </style:style>
    <style:style style:name="P16" style:family="paragraph">
      <style:paragraph-properties fo:line-height="150.00%" fo:text-align="left" fo:margin-bottom="8.00pt"/>
    </style:style>
    <style:style style:name="P17" style:family="paragraph">
      <style:paragraph-properties fo:line-height="150.00%" fo:text-align="justify" fo:margin-bottom="8.00pt"/>
    </style:style>
    <style:style style:name="P18" style:family="paragraph">
      <style:paragraph-properties fo:line-height="100.00%" fo:text-align="justify" fo:margin-bottom="8.00pt"/>
    </style:style>
    <style:style style:name="P19" style:family="paragraph">
      <style:paragraph-properties fo:line-height="150.00%" fo:text-align="justify" fo:margin-bottom="8.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50.00%" fo:text-align="justify"/>
    </style:style>
    <style:style style:name="P21" style:family="paragraph">
      <style:paragraph-properties fo:line-height="150.00%" fo:text-align="justify" fo:margin-bottom="8.00pt"/>
    </style:style>
    <style:style style:name="P22" style:family="paragraph">
      <style:paragraph-properties fo:line-height="150.00%" fo:text-align="justify" fo:margin-left="35.40pt" fo:text-indent="-35.40pt" fo:margin-bottom="8.00pt"/>
    </style:style>
    <style:style style:name="P23" style:family="paragraph">
      <style:paragraph-properties fo:line-height="100.00%" fo:text-align="justify" fo:margin-left="35.40pt" fo:text-indent="-35.40pt" fo:margin-bottom="8.00pt"/>
    </style:style>
    <style:style style:name="P24" style:family="paragraph">
      <style:paragraph-properties fo:line-height="150.00%" fo:text-align="justify" fo:margin-left="35.40pt" fo:text-indent="-35.40pt" fo:margin-bottom="8.00pt"/>
    </style:style>
    <style:style style:name="P25" style:family="paragraph">
      <style:paragraph-properties fo:line-height="150.00%" fo:text-align="justify" fo:margin-bottom="8.00pt"/>
    </style:style>
    <style:style style:name="P26" style:family="paragraph">
      <style:paragraph-properties fo:line-height="100.00%" fo:text-align="justify" fo:margin-bottom="8.00pt"/>
    </style:style>
    <style:style style:name="P27" style:family="paragraph">
      <style:paragraph-properties fo:line-height="150.00%" fo:text-align="justify" fo:margin-bottom="8.00pt"/>
    </style:style>
    <style:style style:name="P28" style:family="paragraph">
      <style:paragraph-properties fo:line-height="100.00%" fo:text-align="justify" fo:margin-bottom="8.00pt"/>
    </style:style>
    <style:style style:name="P29" style:family="paragraph">
      <style:paragraph-properties fo:line-height="150.00%" fo:text-align="justify" fo:margin-bottom="8.00pt"/>
    </style:style>
  </office:automatic-styles>
  <office:body>
    <office:text>
      <text:p text:style-name="P1"><text:span text:style-name="T1">VICTOR HUGO MARQUES VIEIRA</text:span></text:p>
      <text:p text:style-name="P1"><text:span text:style-name="T2"/></text:p>
      <text:p text:style-name="P1"><text:span text:style-name="T3">Questão 1 -</text:span><text:span text:style-name="T4"><text:s/>(FURB<text:s/></text:span><text:span text:style-name="T5">–</text:span><text:span text:style-name="T6"><text:s/>ISSBLU/2015)<text:s text:c="2"/></text:span></text:p>
      <text:p text:style-name="P1"><text:span text:style-name="T7">Um dos primeiros passos no desenvolvimento de um novo sistema, ou mesmo de uma nova funcionalidade para um sistema existente, é o estudo e levantamento dos requisitos necessários para a sua construção. A partir das informações obtidas, pode-se desenvolver um modelo de banco de dados que servirá como estrutura de persistência dos dados a serem manipulados. A modelagem de um banco de dados deve considerar as características de entidades e relacionamentos que sejam relevantes para o cenário que está sendo descrito. Essas características são representadas por meio dos seus:</text:span></text:p>
      <text:p text:style-name="P1"><text:span text:style-name="T8"/></text:p>
      <text:list text:style-name="L2">
        <text:list-item>
          <text:p text:style-name="P2"><text:span text:style-name="T9">Atributos</text:span></text:p>
        </text:list-item>
        <text:list-item>
          <text:p text:style-name="P2"><text:span text:style-name="T10">Domínios</text:span></text:p>
        </text:list-item>
        <text:list-item>
          <text:p text:style-name="P2"><text:span text:style-name="T10">Relacionamentos</text:span></text:p>
        </text:list-item>
        <text:list-item>
          <text:p text:style-name="P2"><text:span text:style-name="T10">Restrições</text:span></text:p>
        </text:list-item>
        <text:list-item>
          <text:p text:style-name="P2"><text:span text:style-name="T10">Entidades</text:span></text:p>
        </text:list-item>
      </text:list>
      <text:p text:style-name="P3"><text:span text:style-name="T11"/></text:p>
      <text:p text:style-name="P3"><text:span text:style-name="T12">Questão 2 -</text:span><text:span text:style-name="T13"><text:s/>Em algumas relações podem ser encontrados vários atributos que possam servir como uma chave candidata. Entretanto, a escolha de chave primária tem como objetivo estabelecer uma forma segura de identificação.</text:span></text:p>
      <text:p text:style-name="P4"><text:span text:style-name="T13">Por suas características, os seguintes atributos podem ser utilizados como chave primária</text:span></text:p>
      <text:list text:style-name="L5">
        <text:list-item>
          <text:p text:style-name="P5"><text:span text:style-name="T13">CPF, SALÁRIO e CARGO_FUNÇÃO</text:span></text:p>
        </text:list-item>
        <text:list-item>
          <text:p text:style-name="P5"><text:span text:style-name="T14">CPF, MATRÍCULA e CÓDIGO_PEÇA</text:span></text:p>
        </text:list-item>
        <text:list-item>
          <text:p text:style-name="P5"><text:span text:style-name="T15">NOME, SALÁRIO e CARGO_FUNÇÃO</text:span></text:p>
        </text:list-item>
        <text:list-item>
          <text:p text:style-name="P5"><text:span text:style-name="T15">NOME, MATRÍCULA e CÓDIGO_ PEÇA</text:span></text:p>
        </text:list-item>
        <text:list-item>
          <text:p text:style-name="P5"><text:span text:style-name="T15">CPF, NOME e MATRICULA</text:span></text:p>
        </text:list-item>
      </text:list>
      <text:p text:style-name="P6"><text:span text:style-name="T16"/></text:p>
      <text:p text:style-name="P6"><text:span text:style-name="T17">Questão 3 -<text:s/></text:span><text:span text:style-name="T18">Sobre o MER abaixo, considere as seguintes afirmativas:</text:span></text:p>
      <text:p text:style-name="P7"><draw:frame text:anchor-type="as-char" svg:width="117.48mm" svg:height="23.55mm" style:rel-width="scale" style:rel-height="scale"><draw:object-ole xlink:href="OleObj1"/><draw:image xlink:href="ObjectReplacements/OleObj1"/></draw:frame><text:span text:style-name="T19"/></text:p>
      <text:p text:style-name="P7"><text:span text:style-name="T19"/></text:p>
      <text:p text:style-name="P8"><text:span text:style-name="T20">I.<text:tab/>A participação de “carro” no relacionamento “alugar” é parcial, isto é, alguns carros podem não estar associados a clientes.</text:span></text:p>
      <text:p text:style-name="P8"><text:span text:style-name="T20">II.<text:tab/>A relação é de um para muitos, mostra que um cliente aluga muitos carros.</text:span></text:p>
      <text:p text:style-name="P8"><text:span text:style-name="T20">III.<text:tab/>A relação é de um para muitos, mostra que um carro pode ser alugado muitos clientes.</text:span></text:p>
      <text:p text:style-name="P9"><text:span text:style-name="T21"/></text:p>
      <text:p text:style-name="P10"><text:span text:style-name="T22">Assinale a alternativa correta.</text:span></text:p>
      <text:p text:style-name="P11"><text:span text:style-name="T23">a)<text:tab/>somente as afirmativas II e III são verdadeiras.</text:span></text:p>
      <text:p text:style-name="P11"><text:span text:style-name="T23">b)<text:tab/>somente as afirmativas I e II são verdadeiras.</text:span></text:p>
      <text:p text:style-name="P11"><text:span text:style-name="T23">c) <text:tab/></text:span><text:span text:style-name="T24">somente a afirmativa II é verdadeira.</text:span></text:p>
      <text:p text:style-name="P11"><text:span text:style-name="T25">d)<text:tab/>somente a afirmativa III é verdadeira.</text:span></text:p>
      <text:p text:style-name="P11"><text:span text:style-name="T25">e)<text:tab/></text:span><text:span text:style-name="T26">todas</text:span><text:span text:style-name="T27"><text:s/>as afirmativas são verdadeiras.</text:span></text:p>
      <text:p text:style-name="P11"><text:span text:style-name="T28"/></text:p>
      <text:p text:style-name="P12"><text:span text:style-name="T29">Questão 4</text:span></text:p>
      <text:p text:style-name="P13"><draw:frame text:anchor-type="as-char" svg:width="134.94mm" svg:height="34.93mm" style:rel-width="scale" style:rel-height="scale"><draw:object-ole xlink:href="OleObj2"/><draw:image xlink:href="ObjectReplacements/OleObj2"/></draw:frame><text:span text:style-name="T31">Considere o Diagrama Entidade-Relacionamento (DER) abaixo</text:span></text:p>
      <text:p text:style-name="P13"><text:span text:style-name="T32"/></text:p>
      <text:p text:style-name="P13"><text:span text:style-name="T33">Escolha a alternativa correta em relação à construção do modelo apresentado:</text:span></text:p>
      <text:list text:style-name="L14">
        <text:list-item>
          <text:p text:style-name="P14"><text:span text:style-name="T34">Existem apenas três entidades.</text:span></text:p>
        </text:list-item>
        <text:list-item>
          <text:p text:style-name="P14"><text:span text:style-name="T34">O atributo PRONTUARIO deveria ter sido representado na entidade ENFERMARIA com o objetivo de eliminar redundância.</text:span></text:p>
        </text:list-item>
        <text:list-item>
          <text:p text:style-name="P14"><text:span text:style-name="T34">O atributo SETOR é do tipo identificador.</text:span></text:p>
        </text:list-item>
        <text:list-item>
          <text:p text:style-name="P14"><text:span text:style-name="T35">A cardinalidade do relacionamento é do tipo 1: N.</text:span></text:p>
        </text:list-item>
        <text:list-item>
          <text:p text:style-name="P14"><text:span text:style-name="T36">Realizando uma leitura do modelo, conclui-se que um PACIENTE pode estar lotado em várias ENFERMARIAS.</text:span></text:p>
        </text:list-item>
      </text:list>
      <text:p text:style-name="P15"><text:span text:style-name="T37"/></text:p>
      <text:p text:style-name="P15"><text:span text:style-name="T38">Questão 5 - (</text:span><text:span text:style-name="T39">FCC<text:s/></text:span><text:span text:style-name="T40">–</text:span><text:span text:style-name="T41"><text:s/>TRT 2017)</text:span></text:p>
      <text:p text:style-name="P16"><text:span text:style-name="T42">Considere o modelo de dados abaixo.</text:span></text:p>
      <text:p text:style-name="P16"><draw:frame text:anchor-type="as-char" svg:width="134.67mm" svg:height="19.31mm" style:rel-width="scale" style:rel-height="scale"><draw:object-ole xlink:href="OleObj3"/><draw:image xlink:href="ObjectReplacements/OleObj3"/></draw:frame><text:span text:style-name="T43"/></text:p>
      <text:p text:style-name="P17"><text:span text:style-name="T44">Na relação entre as entidades Advogado e Processo um advogado poderá atuar em diversos processos, tanto como advogado de defesa como de acusação. Assim, cada processo terá, pelo menos, dois advogados. Com base nesse modelo, na implementação das tabelas do banco de dados em um Sistema de Gerenciamento de Banco de Dados relacional, </text:span></text:p>
      <text:p text:style-name="P17"><text:span text:style-name="T44">A) a chave primária da tabela Advogado deverá ser chave estrangeira na tabela Processo. </text:span></text:p>
      <text:p text:style-name="P17"><text:span text:style-name="T44">B) ambas as tabelas (Processo e Advogado) deverão ter chave primária composta. </text:span></text:p>
      <text:p text:style-name="P17"><text:span text:style-name="T44">C) a tabela Advogado deverá ter um campo para especificar o tipo de atuação do advogado em cada processo (defesa ou acusação). </text:span></text:p>
      <text:p text:style-name="P17"><text:span text:style-name="T45">D) será necessário a criação de uma tabela entre Advogado e Processo e o relacionamento N: N dará lugar a dois relacionamentos 1: N. </text:span></text:p>
      <text:p text:style-name="P17"><text:span text:style-name="T46">E) a chave primária da tabela Processo deverá ser chave estrangeira na tabela Advogado.</text:span></text:p>
      <text:p text:style-name="P17"><text:span text:style-name="T47"/></text:p>
      <text:p text:style-name="P17"><text:span text:style-name="T48">Usar a Ferramenta BR Modelo, para produzir o modelo de entidade e relacionamento. Criar uma imagem do modelo e colocar abaixo de cada questão.</text:span></text:p>
      <text:p text:style-name="P17"><text:span text:style-name="T49">1<text:s/></text:span><text:span text:style-name="T50">–</text:span><text:span text:style-name="T51"><text:s/>Uma rede de cinemas necessita de um banco de dados para o sistema que será implantado e no levantamento de requisito foi detectado que o cinema pode ter muitas salas, sendo necessário, portanto, registrar informações a respeito de cada uma, como número de identificação da sala, sua capacidade, ou seja, o número de assentos disponíveis e o tipo da sala se é 2D ou 3D.</text:span></text:p>
      <text:p text:style-name="P17"><text:span text:style-name="T52">O filme também deverá ser registrado no banco de dados com os seguintes campos: identificação do filme, titulo, classificação, duração e gênero.</text:span></text:p>
      <text:p text:style-name="P17"><text:span text:style-name="T52">O filme poderá ser exibido em várias sessões em horários diferentes. Cada sessão é armazenada uma determinada data e horário é chamada Sessão. </text:span></text:p>
      <text:p text:style-name="P18"><text:span text:style-name="T53"/></text:p>
      <text:p text:style-name="P18"><draw:frame text:anchor-type="as-char" svg:width="146.58mm" svg:height="114.30mm" style:rel-width="scale" style:rel-height="scale"><draw:object-ole xlink:href="OleObj4"/><draw:image xlink:href="ObjectReplacements/OleObj4"/></draw:frame><text:span text:style-name="T53"/></text:p>
      <text:p text:style-name="P18"><text:span text:style-name="T53"/></text:p>
      <text:p text:style-name="P19"><text:span text:style-name="T53"/></text:p>
      <text:p text:style-name="P19"><text:span text:style-name="T54">2 - Crie um diagrama entidade-relacionamento para um Sistema de Controle Acadêmico, a partir do problema especificado a seguir.</text:span></text:p>
      <text:p text:style-name="P19"><text:span text:style-name="T54">Sistema para controle acadêmico</text:span></text:p>
      <text:p text:style-name="P19"><text:span text:style-name="T54">Será necessário armazenar dados referentes:</text:span></text:p>
      <text:list text:style-name="L20">
        <text:list-item>
          <text:p text:style-name="P20"><text:span text:style-name="T54">Disciplina como: código da disciplina e nome da disciplina, o código é um atributo identificador;</text:span></text:p>
        </text:list-item>
        <text:list-item>
          <text:p text:style-name="P20"><text:span text:style-name="T54">Aluno os dados serão matricula do aluno que é um identificador, nome do aluno, e-mail, data de nascimento, endereço completo e telefone de contato;</text:span></text:p>
        </text:list-item>
        <text:list-item>
          <text:p text:style-name="P20"><text:span text:style-name="T54">Para o curso será necessário armazenar o nome do curso, sigla do curso e descrição detalhada do curso, numero de semestres;</text:span></text:p>
        </text:list-item>
      </text:list>
      <text:p text:style-name="P21"><text:span text:style-name="T55"/></text:p>
      <text:p text:style-name="P21"><text:span text:style-name="T56">Veja as regras:</text:span></text:p>
      <text:p text:style-name="P21"><text:span text:style-name="T56">Cada disciplina possui exatamente um, e somente um, departamento responsável, o qual pode ser responsável por muitas disciplinas, inclusive nenhuma. </text:span></text:p>
      <text:p text:style-name="P21"><text:span text:style-name="T56">Uma disciplina pode possuir diversas disciplinas como pré-requisitos, inclusive nenhuma. </text:span></text:p>
      <text:p text:style-name="P21"><text:span text:style-name="T56">Uma disciplina pode ser pré-requisito de muitas disciplinas, inclusive nenhuma. </text:span></text:p>
      <text:p text:style-name="P21"><text:span text:style-name="T56">Uma disciplina pode aparecer no currículo de muitos cursos (inclusive nenhum) e um curso pode possuir muitas disciplinas em seu currículo (inclusive nenhuma) </text:span></text:p>
      <text:p text:style-name="P21"><text:span text:style-name="T56">Um aluno está inscrito em exatamente um, e somente um, curso e um curso pode ter muitos alunos inscritos, inclusive nenhum.</text:span></text:p>
      <text:p text:style-name="P22"><text:span text:style-name="T57"/></text:p>
      <text:p text:style-name="P23"><draw:frame text:anchor-type="as-char" svg:width="146.58mm" svg:height="85.73mm" style:rel-width="scale" style:rel-height="scale"><draw:object-ole xlink:href="OleObj5"/><draw:image xlink:href="ObjectReplacements/OleObj5"/></draw:frame><text:span text:style-name="T57"/></text:p>
      <text:p text:style-name="P23"><text:span text:style-name="T57"/></text:p>
      <text:p text:style-name="P24"><text:span text:style-name="T57"/></text:p>
      <text:p text:style-name="P24"><text:span text:style-name="T57"/></text:p>
      <text:p text:style-name="P25"><text:span text:style-name="T58">3 - Criar um diagrama<text:s/></text:span><text:span text:style-name="T59">ER<text:s/></text:span><text:span text:style-name="T60">para controlar uma empresa, que gerencia um plano de saúde. Os associados ao plano de saúde quando fazem um contrato com o plano de saúde e escolhe uma categoria para o plano de saúde, o contrato do associado é de apenas uma categoria o contrato tem data de início do contrato, valor do plano de saúde, cada contrato de plano de saúde tem os controles de pagamentos mensais que precisa colocar a data do pagamento e o valor pago, multa se teve atraso e forma de pagamento. Cada associado precisa ter os dados nome, cpf, rg, data de nascimento, se tem doenças pré-existente. Cada associado também poderá ter vários dependentes associados com os dados: nome, cpf, rg, data de nascimento, se tem doença pré-existentes e grau de parentesco com o associado.</text:span></text:p>
      <text:p text:style-name="P25"><text:span text:style-name="T61"/></text:p>
      <text:p text:style-name="P26"><draw:frame text:anchor-type="as-char" svg:width="146.58mm" svg:height="61.65mm" style:rel-width="scale" style:rel-height="scale"><draw:object-ole xlink:href="OleObj6"/><draw:image xlink:href="ObjectReplacements/OleObj6"/></draw:frame><text:span text:style-name="T61"/></text:p>
      <text:p text:style-name="P27"><text:span text:style-name="T61"/></text:p>
      <text:p text:style-name="P28"><text:span text:style-name="T61"/></text:p>
      <text:p text:style-name="P29"><text:span text:style-name="T6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